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line-height="115%" fo:text-align="justify" style:justify-single-word="false"/>
      <style:text-properties officeooo:paragraph-rsid="00159a1d"/>
    </style:style>
    <style:style style:name="P4" style:family="paragraph" style:parent-style-name="Standard">
      <style:paragraph-properties fo:line-height="115%" fo:text-align="justify" style:justify-single-word="false"/>
      <style:text-properties officeooo:paragraph-rsid="0016e991"/>
    </style:style>
    <style:style style:name="P5" style:family="paragraph" style:parent-style-name="Standard">
      <style:paragraph-properties fo:line-height="115%" fo:text-align="justify" style:justify-single-word="false"/>
      <style:text-properties officeooo:paragraph-rsid="00178ec2"/>
    </style:style>
    <style:style style:name="P6" style:family="paragraph" style:parent-style-name="Standard">
      <style:paragraph-properties fo:line-height="115%" fo:text-align="justify" style:justify-single-word="false"/>
      <style:text-properties officeooo:paragraph-rsid="0019a9c5"/>
    </style:style>
    <style:style style:name="P7" style:family="paragraph" style:parent-style-name="Standard">
      <style:paragraph-properties fo:line-height="115%" fo:text-align="justify" style:justify-single-word="false"/>
      <style:text-properties officeooo:paragraph-rsid="001ae175"/>
    </style:style>
    <style:style style:name="P8" style:family="paragraph" style:parent-style-name="Standard">
      <style:paragraph-properties fo:line-height="115%" fo:text-align="justify" style:justify-single-word="false"/>
      <style:text-properties officeooo:paragraph-rsid="001c5ddd"/>
    </style:style>
    <style:style style:name="P9" style:family="paragraph" style:parent-style-name="Standard">
      <style:paragraph-properties fo:line-height="115%" fo:text-align="justify" style:justify-single-word="false"/>
      <style:text-properties officeooo:paragraph-rsid="001dfb20"/>
    </style:style>
    <style:style style:name="P10" style:family="paragraph" style:parent-style-name="Standard">
      <style:paragraph-properties fo:line-height="115%" fo:text-align="justify" style:justify-single-word="false"/>
      <style:text-properties officeooo:paragraph-rsid="00206c0c"/>
    </style:style>
    <style:style style:name="P11" style:family="paragraph" style:parent-style-name="Heading_20_2">
      <style:paragraph-properties fo:line-height="115%" fo:text-align="center" style:justify-single-word="false"/>
      <style:text-properties fo:font-size="14pt" style:font-size-asian="14pt" style:font-size-complex="14pt"/>
    </style:style>
    <style:style style:name="P12" style:family="paragraph" style:parent-style-name="Standard">
      <style:paragraph-properties fo:line-height="115%" fo:text-align="justify" style:justify-single-word="false"/>
    </style:style>
    <style:style style:name="P13" style:family="paragraph" style:parent-style-name="Standard">
      <style:paragraph-properties fo:line-height="115%" fo:text-align="justify" style:justify-single-word="false"/>
      <style:text-properties officeooo:paragraph-rsid="0024e096"/>
    </style:style>
    <style:style style:name="P14" style:family="paragraph" style:parent-style-name="Standard">
      <style:paragraph-properties fo:line-height="115%" fo:text-align="justify" style:justify-single-word="false"/>
      <style:text-properties officeooo:paragraph-rsid="002880be"/>
    </style:style>
    <style:style style:name="P15" style:family="paragraph" style:parent-style-name="Heading_20_2">
      <style:paragraph-properties fo:line-height="115%" fo:text-align="center" style:justify-single-word="false"/>
      <style:text-properties fo:font-size="14pt" style:font-size-asian="14pt" style:font-size-complex="14pt"/>
    </style:style>
    <style:style style:name="T1" style:family="text">
      <style:text-properties fo:color="#ce181e"/>
    </style:style>
    <style:style style:name="T2" style:family="text">
      <style:text-properties fo:color="#ce181e" style:text-underline-style="solid" style:text-underline-width="auto" style:text-underline-color="font-color"/>
    </style:style>
    <style:style style:name="T3" style:family="text">
      <style:text-properties fo:color="#ce181e" style:text-underline-style="solid" style:text-underline-width="auto" style:text-underline-color="font-color" officeooo:rsid="0021735f"/>
    </style:style>
    <style:style style:name="T4" style:family="text">
      <style:text-properties fo:color="#ce181e" fo:background-color="#fff200" loext:char-shading-value="0"/>
    </style:style>
    <style:style style:name="T5" style:family="text">
      <style:text-properties fo:color="#ce181e" officeooo:rsid="001c5ddd" fo:background-color="#fff200" loext:char-shading-value="0"/>
    </style:style>
    <style:style style:name="T6" style:family="text">
      <style:text-properties fo:color="#ce181e" officeooo:rsid="00206c0c" fo:background-color="#fff200" loext:char-shading-value="0"/>
    </style:style>
    <style:style style:name="T7" style:family="text">
      <style:text-properties fo:color="#ce181e" officeooo:rsid="0024e096" fo:background-color="#fff200" loext:char-shading-value="0"/>
    </style:style>
    <style:style style:name="T8" style:family="text">
      <style:text-properties fo:color="#ce181e" fo:background-color="#fff200" loext:char-shading-value="0"/>
    </style:style>
    <style:style style:name="T9" style:family="text">
      <style:text-properties fo:color="#ce181e" officeooo:rsid="00292ce4" fo:background-color="#fff200" loext:char-shading-value="0"/>
    </style:style>
    <style:style style:name="T10" style:family="text">
      <style:text-properties fo:color="#ce181e" officeooo:rsid="00292ce4" fo:background-color="#fff200" loext:char-shading-value="0"/>
    </style:style>
    <style:style style:name="T11" style:family="text">
      <style:text-properties fo:color="#ce181e" fo:background-color="#ffffff" loext:char-shading-value="0"/>
    </style:style>
    <style:style style:name="T12" style:family="text">
      <style:text-properties fo:color="#ce181e" officeooo:rsid="00292ce4"/>
    </style:style>
    <style:style style:name="T13" style:family="text">
      <style:text-properties officeooo:rsid="00140128"/>
    </style:style>
    <style:style style:name="T14" style:family="text">
      <style:text-properties officeooo:rsid="00159a1d"/>
    </style:style>
    <style:style style:name="T15" style:family="text">
      <style:text-properties officeooo:rsid="0019a9c5"/>
    </style:style>
    <style:style style:name="T16" style:family="text">
      <style:text-properties officeooo:rsid="001c5ddd"/>
    </style:style>
    <style:style style:name="T17" style:family="text">
      <style:text-properties officeooo:rsid="001dfb20"/>
    </style:style>
    <style:style style:name="T18" style:family="text">
      <style:text-properties officeooo:rsid="00206c0c"/>
    </style:style>
    <style:style style:name="T19" style:family="text">
      <style:text-properties officeooo:rsid="0021735f"/>
    </style:style>
    <style:style style:name="T20" style:family="text">
      <style:text-properties officeooo:rsid="0024e096"/>
    </style:style>
    <style:style style:name="T21" style:family="text">
      <style:text-properties officeooo:rsid="002656a9"/>
    </style:style>
    <style:style style:name="T22" style:family="text">
      <style:text-properties officeooo:rsid="002880be"/>
    </style:style>
    <style:style style:name="T23" style:family="text">
      <style:text-properties officeooo:rsid="00292c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lesystem, history, FSSTND, /bin, /sbin, /home, /root, /etc, /lib, /tmp, /var, /usr, /dev</text:p>
      <text:p text:style-name="Standard"/>
      <text:p text:style-name="Standard"/>
      <text:p text:style-name="P2"><text:span text:style-name="T1"><text:tab/>One role of the operating system is to manage files </text:span><text:span text:style-name="T2">using a file management system</text:span>, or file system. <text:span text:style-name="T13">N</text:span>ot so long ago, programs and data used to be stored on punch cards. In this picture, each little box contains 2,000 punch cards, with each card holding up to 80 characters. The boxes themselves are grouped into pallets, each of which holds 45 boxes. The total number of characters stored on the punch cards shown in this picture it's about 4.3 billion, about the same amount of data that a four-gigabyte flash drive can store.</text:p>
      <text:p text:style-name="P2"><text:tab/>You can imagine that the abilities to store programs on disk drives revolutionized the world of programming. Very quickly, one could store hundreds, thousands, or even millions of files on these drives without having to pick up thousands of boxes and search for a program.</text:p>
      <text:p text:style-name="P2"><text:tab/>For the user, a file system is best visualized as a tree. Files are grouped into directories, or folders-- a concept used by most operating systems. These directories contain further files and/or other directories. <text:span text:style-name="T1">So there's a root directory and then a number of subdirectories</text:span>. Such an organization generates a hierarchy of directories and files organized into a tree.</text:p>
      <text:p text:style-name="P3"><text:tab/>On Unix/Linux, the root of the file system is denoted slash. <text:span text:style-name="T1">The </text:span><text:span text:style-name="T2">root folder</text:span><text:span text:style-name="T1"> would</text:span>, therefore, be slash <text:span text:style-name="T14">(/)</text:span>. A folder and a subfolder will be denoted slash folder slash subfolder <text:span text:style-name="T14">(/folder/subfolder)</text:span>. A file in that subfolder will be denoted slash folder slash subfolder slash file <text:span text:style-name="T14">(/folder/subfolder/file)</text:span>.</text:p>
      <text:p text:style-name="P2"><text:tab/>How do we organize the hierarchy of directories and files? <text:span text:style-name="T1">From the user's point of view, well, </text:span><text:span text:style-name="T2">it's up to them</text:span><text:span text:style-name="T1"> to decide how to organize their own files and folders</text:span>.</text:p>
      <text:p text:style-name="P4"><text:tab/><text:span text:style-name="T1">The operating system itself has lots of files to keep track of</text:span>, as well – utility programs, applications, methods to communicate with devices, et cetera. In August 1993, the process of standardizing the file system hierarchy began. <text:span text:style-name="T1">FSSTND, Filesystem Standard, is a standard specific to the Filesystem hierarchy to </text:span><text:span text:style-name="T2">GNU Linux</text:span>.<text:tab/></text:p>
      <text:p text:style-name="P4"><text:tab/>The vast majority of GNU Linux distributions do not strictly follow this standardization format. We're going to give you some directory names that can be found in the vast majority of Linux distributions.</text:p>
      <text:p text:style-name="P2"><text:tab/>First : <text:span text:style-name="T4">/bin</text:span>. This is the directory which <text:span text:style-name="T1">contains </text:span><text:span text:style-name="T2">all of the basic commands</text:span><text:span text:style-name="T1"> needed to start and use a </text:span><text:span text:style-name="T2">minimal system</text:span>. The directory name is derived from the abbreviation of binary. <text:span text:style-name="T1">The executable file of an application is called a binary</text:span>.</text:p>
      <text:p text:style-name="P2"><text:tab/>Next : <text:span text:style-name="T4">/sbin</text:span>. This directory contains <text:span text:style-name="T1">commands-- </text:span><text:span text:style-name="T2">executable, so binaries</text:span><text:span text:style-name="T1">-- for the </text:span><text:span text:style-name="T2">super user</text:span><text:span text:style-name="T1">, also called root user</text:span>. The root user is the administrator of the computer and has more powers than simple users. Superpowers, I would say.</text:p>
      <text:p text:style-name="P2"><text:tab/>Then, we have : <text:span text:style-name="T4">/home</text:span>. Home contains <text:span text:style-name="T1">all of </text:span><text:span text:style-name="T2">user directories</text:span>-- for example, /home/smith or /home/remi for me.</text:p>
      <text:p text:style-name="P2"><text:tab/>Then, there is <text:span text:style-name="T1">/root</text:span>. This is the <text:span text:style-name="T1">home directory of </text:span><text:span text:style-name="T2">the root user</text:span>, the user that has the superpowers.</text:p>
      <text:p text:style-name="P5"><text:tab/>Next, we have <text:span text:style-name="T4">/etc</text:span>. This directory contains <text:span text:style-name="T2">configuration files</text:span>. In fact, <text:span text:style-name="T1">it is the abbreviation of Editable Text Configuration</text:span>.</text:p>
      <text:p text:style-name="P2"><text:tab/>Then comes <text:span text:style-name="T1">/lib</text:span>. Here, <text:span text:style-name="T1">the system stores </text:span><text:span text:style-name="T2">software libraries required for executables</text:span><text:span text:style-name="T1"> in /bin and /sbin</text:span>.</text:p>
      <text:p text:style-name="P2"><text:soft-page-break/><text:tab/>Also important is <text:span text:style-name="T4">/tmp</text:span>. This directory is for <text:span text:style-name="T1">temporary files</text:span>. Sometimes, it is located in <text:span text:style-name="T1">/var/tmp</text:span> or <text:span text:style-name="T1">/run/tmp</text:span>. It is usually emptied every time you restart the computer. So be careful. When you use this folder and restart your computer, everything will be destroyed inside.</text:p>
      <text:p text:style-name="P2"><text:tab/>And then there is <text:span text:style-name="T4">/var</text:span>. This contains <text:span text:style-name="T2">various files</text:span><text:span text:style-name="T1"> used by the operating system</text:span>, such as databases, email boxes, and history. <text:span text:style-name="T1">A log of what happened on the system</text:span> is in /var/logs, for example.</text:p>
      <text:p text:style-name="P2"><text:tab/>Next, we have <text:span text:style-name="T4">/usr</text:span>. <text:span text:style-name="T1">USR is the acronym of </text:span><text:span text:style-name="T2">Unix System Resources</text:span>, and not user, as one might think. This folder contains some subfolders, similar to those present that the roots, but <text:span text:style-name="T1">they are used to extend the system operations</text:span>. For example, this folder includes /usr/bin. That contains executable binaries that are not already present in /bin and, therefore, not essential to a minimal system. Or /usr/lib that contains those libraries that are not essential for a minimal system.</text:p>
      <text:p text:style-name="P2"><text:tab/>Finally, we have <text:span text:style-name="T4">/dev</text:span>. This directory <text:span text:style-name="T1">contains files, each of which corresponds, directly or indirectly, to </text:span><text:span text:style-name="T2">a physical device</text:span>. dev is a decent abbreviation for device. This is one of the strengths of Linux. It considers everything as a file, including devices, such as /dev/printer, /dev/audio, /dev/mem for memory, /dev/networkcard, and so forth.</text:p>
      <text:p text:style-name="P2"/>
      <text:h text:style-name="P11" text:outline-level="2">pwd, cd, ls, absolute path, relative path</text:h>
      <text:p text:style-name="P2"/>
      <text:p text:style-name="P6"><text:span text:style-name="T15"><text:tab/>W</text:span>e are going to navigate through the file system using Linux commands in the Linux command line, of course. </text:p>
      <text:p text:style-name="P7"><text:span text:style-name="T15"><text:tab/>T</text:span>he first command you will learn is <text:span text:style-name="T4">pwd</text:span>. <text:span text:style-name="T1">It means print working directory</text:span>. It is the directory in which you are working just now. So if you press Enter, well, you see /home/user and that's usually your home directory. Remember that, whoami. I am user. So that's the username. So usually, when you type pwd when you first log into a Linux system, you will have /home/ and then you're log in. If it is remi, it would be /home/remi. </text:p>
      <text:p text:style-name="P7"><text:tab/>Let's try now to <text:span text:style-name="T1">list the files and folders, directories </text:span><text:span text:style-name="T2">inside the working directory</text:span>. To do that, it's <text:span text:style-name="T4">ls</text:span> for <text:span text:style-name="T1">list</text:span>.</text:p>
      <text:p text:style-name="P8"><text:tab/>Now, let's try <text:span text:style-name="T1">to navigate the file system. So I have to </text:span><text:span text:style-name="T2">change the directory</text:span>. To do that, I will use the <text:span text:style-name="T4">cd </text:span><text:span text:style-name="T5">directory</text:span> command; cd stands for <text:span text:style-name="T2">change directory</text:span>. So let's go to the root directory-- cd and then space and then the root directory is the root of everything. It's called <text:s/>slash : see /. <text:span text:style-name="T16">T</text:span>ilde stands for the home directory.</text:p>
      <text:p text:style-name="P2"/>
      <text:p text:style-name="P9"><text:span text:style-name="T17"><text:tab/>I</text:span>f you use <text:span text:style-name="T4">cd without anything</text:span>, it goes back to your home directory.</text:p>
      <text:p text:style-name="P9"><text:tab/>So let's talk now about relative path and absolute path. To have a more <text:span text:style-name="T1">advanced view</text:span> and to see the <text:span text:style-name="T2">hidden files</text:span>, you will add an option to ls : <text:span text:style-name="T4">ls -a</text:span>. And this will list the files and also the hidden files. And <text:span text:style-name="T1">the names of the hidden files are </text:span><text:span text:style-name="T2">starting with a dot</text:span>.</text:p>
      <text:p text:style-name="P2">So we have files and folders also.</text:p>
      <text:p text:style-name="P10"><text:tab/>And also, <text:span text:style-name="T18">I</text:span> can see <text:span text:style-name="T18">when I type </text:span><text:span text:style-name="T6">ls -a</text:span> that we have something called <text:span text:style-name="T1">dot</text:span><text:span text:style-name="T18">(.) and</text:span> <text:span text:style-name="T1">dot dot </text:span><text:span text:style-name="T18">(..) </text:span>And this is the way to explain relative path. Because dot is the current directory and dot dot is the parent directory. So if I type <text:span text:style-name="T4">cd ..</text:span> then it will go to the parent directory of my home directory, which is /home.</text:p>
      <text:p text:style-name="P2"><text:soft-page-break/>And if I go back again to <text:span text:style-name="T4">cd ..</text:span> then we are back to the root directory, which is the parent of /home, indeed. And this time, I can do something like this with the relative paths <text:span text:style-name="T4">../..</text:span><text:span text:style-name="T11"> </text:span>And it means the parent of the parent of this directory. And it will go to the root directory, indeed.</text:p>
      <text:p text:style-name="P2"><text:tab/>All right, let's go now to a directory, for example, sys <text:span text:style-name="T3">from the root directory</text:span><text:span text:style-name="T19"> (/)</text:span>. Here, I can use the <text:span text:style-name="T1">relative path</text:span>, like this : so <text:span text:style-name="T4">cd ./sys</text:span>, and indeed it goes to sys. Let's go back to the parent <text:span text:style-name="T4">cd ..</text:span><text:span text:style-name="T11"> </text:span>I go back to the root. And I can also write something like <text:span text:style-name="T4">cd sys</text:span> <text:span text:style-name="T1">without <text:s/>./ </text:span>because <text:span text:style-name="T1">it's in the same directory</text:span>. And indeed, we go also to the sys directory. And let's go back to the root with cd .. And let's try also <text:span text:style-name="T4">cd /sys</text:span> And you see that it works also. <text:span text:style-name="T11">But this time, the last one is an absolute path</text:span><text:span text:style-name="T1">. Absolute path always start with the root with /</text:span> As you can see here, we have ./ so it's a relative path. Here, we have .. so it's relative. And here, we don't have any / We have only the name of the directory, so it's also relative. The only absolute paths are starting always with the root / So if I want to go back to /home/user, and I am in /sys, I can use relative paths like this : <text:span text:style-name="T4">cd ..</text:span> I go to the parent, so it will be / And then in the parent, I know that I have <text:s/>home and I have in home user. So here, I used a relative path to go back to the home folder. Let's go back to /sys. All right, and this time, let's try to write directly the absolute path. Because it is absolute, you only have to start from the / and to know the path from the beginning And you know that it is /home/user All right, and <text:span text:style-name="T2">from anywhere in the system, you could reach /home/user using the absolute path because it starts from the root</text:span>. So from the root, you will always have /home/user accessible. But here, because I used .. it will go to the parent directory. So you have to be sure that the parent directory is the root because /home is indeed in the root.</text:p>
      <text:p text:style-name="P2">So <text:span text:style-name="T1">you have to be careful when you use relative path or absolute path</text:span>.</text:p>
      <text:p text:style-name="P2"><text:span text:style-name="T20"><text:tab/>When I use </text:span>you <text:span text:style-name="T20">the </text:span><text:span text:style-name="T7">ls</text:span><text:span text:style-name="T20"> command, I </text:span>can see that the <text:span text:style-name="T1">blue ones are folders</text:span> just here and <text:span text:style-name="T1">the white ones are files</text:span>.</text:p>
      <text:p text:style-name="P13"><text:span text:style-name="T20"><text:tab/>The command </text:span><text:span text:style-name="T7">ls -al</text:span> will list all the files and folders in more detail to you.</text:p>
      <text:p text:style-name="P2">So you can see here, it's a list.</text:p>
      <text:p text:style-name="P2"/>
      <text:p text:style-name="P2"/>
      <text:h text:style-name="P11" text:outline-level="2">pwd, cd, ls, absolute path, relative path (2)</text:h>
      <text:p text:style-name="P2"/>
      <text:p text:style-name="P2"><text:span text:style-name="T21">W</text:span>e are going to see how to get the type of a file, how to get the path of command of a program that</text:p>
      <text:p text:style-name="P2">is installed on the system, and also what is the real path of the file or directory.</text:p>
      <text:p text:style-name="P2"><text:tab/>we are in the home directory. Let's list. And we have the basic <text:span text:style-name="T1">program.c</text:span> So <text:span text:style-name="T1">how do I get the type of this file?</text:span> Well, I use the file command, <text:span text:style-name="T8">file then_name</text:span> Enter. So, anyway, program that's here is a <text:span text:style-name="T1">C source</text:span>, indeed. <text:span text:style-name="T1">It's written in ASCII text, which is a way to encode characters</text:span>. And it is encoded in ASCII.</text:p>
      <text:p text:style-name="P2"/>
      <text:p text:style-name="P2"><text:tab/>Let's create a new file using <text:span text:style-name="T8">nano</text:span>. nano is the editor, a file editor, a very basic one. So <text:span text:style-name="T8">nano f</text:span>. So I will call the file f. So <text:span text:style-name="T1">if I do that, it will create a file</text:span>, a file called f. Open it, and we can edit it in a GNU nano. Now, let's try to write something:</text:p>
      <text:p text:style-name="P2">hello !, and that's it. How do I save? So if I go to the menu down, <text:span text:style-name="T1">I can see right out which means save.</text:span></text:p>
      <text:p text:style-name="P2"><text:span text:style-name="T1">So it's </text:span><text:span text:style-name="T8">Control O</text:span>, File Name to Write: f. Mm-hm, sounds good. So I Enter. All right, and then <text:span text:style-name="T1">I just exit</text:span>, <text:span text:style-name="T8">control X</text:span>. All right, sounds good.</text:p>
      <text:p text:style-name="P2"><text:soft-page-break/></text:p>
      <text:p text:style-name="P14"><text:tab/>I'm going to show you a <text:span text:style-name="T1">common way to see the </text:span><text:span text:style-name="T2">path of a file</text:span>. And it is <text:span text:style-name="T8">realpath</text:span>. So what is the real path of f? And <text:span text:style-name="T1">it is the </text:span><text:span text:style-name="T2">absolute path</text:span>. So the absolute path is /home/user/f, indeed. </text:p>
      <text:p text:style-name="P14"><text:tab/><text:tab/><text:span text:style-name="T23">N</text:span>ow I'm going to show you how to get <text:span text:style-name="T1">the path of </text:span><text:span text:style-name="T2">binaries that are installed</text:span><text:span text:style-name="T1"> on the system</text:span>. <text:span text:style-name="T23">I USE </text:span><text:span text:style-name="T8">which </text:span><text:span text:style-name="T10">the_name_binary</text:span><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30T00:00:29.805861951</meta:creation-date>
    <dc:date>2019-05-02T01:40:46.146323013</dc:date>
    <meta:editing-duration>PT24M48S</meta:editing-duration>
    <meta:editing-cycles>5</meta:editing-cycles>
    <meta:generator>LibreOffice/6.0.7.3$Linux_X86_64 LibreOffice_project/00m0$Build-3</meta:generator>
    <meta:document-statistic meta:table-count="0" meta:image-count="0" meta:object-count="0" meta:page-count="4" meta:paragraph-count="42" meta:word-count="1810" meta:character-count="9800" meta:non-whitespace-character-count="7992"/>
  </office:meta>
</office:document-meta>
</file>